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'Helvetica Neue', 'Segoe UI', Helvetica, Verdana, Arial, sans-serif"/>
    <style:font-face style:name="Roboto Condensed" svg:font-family="'Roboto Condensed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8e128" officeooo:paragraph-rsid="0018e128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variant="normal" fo:text-transform="none" fo:color="#505050" style:font-name="Noto Sans" fo:font-size="10.5pt" fo:letter-spacing="normal" fo:font-style="normal" fo:font-weight="normal" officeooo:rsid="0018e128" officeooo:paragraph-rsid="0018e128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505050" style:font-name="Noto Sans" fo:font-size="10.5pt" fo:letter-spacing="normal" fo:font-style="normal" fo:font-weight="normal" officeooo:rsid="001abce6" officeooo:paragraph-rsid="001abce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ffffff" style:font-name="Roboto Condensed" fo:font-size="12pt" fo:letter-spacing="normal" fo:font-style="normal" fo:font-weight="normal" officeooo:rsid="001abce6" officeooo:paragraph-rsid="001abce6" fo:background-color="#007bff" style:font-size-asian="12.25pt" style:font-weight-asian="bold" style:font-size-complex="14pt" style:font-weight-complex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ffffff" style:font-name="Roboto Condensed" fo:font-size="12pt" fo:letter-spacing="normal" fo:font-style="normal" fo:font-weight="normal" officeooo:rsid="001abce6" fo:background-color="#007bff" style:font-size-asian="12.25pt" style:font-weight-asian="bold" style:font-size-complex="14pt" style:font-weight-complex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P6" style:family="paragraph" style:parent-style-name="Text_20_body">
      <style:text-properties fo:font-variant="normal" fo:text-transform="none" fo:color="#505050" style:font-name="Roboto Condensed" fo:font-size="12pt" fo:letter-spacing="normal" fo:font-style="normal" fo:font-weight="normal" officeooo:rsid="0018e128" officeooo:paragraph-rsid="0018e128" style:font-size-asian="12.25pt" style:font-weight-asian="bold" style:font-size-complex="14pt" style:font-weight-complex="bold"/>
    </style:style>
    <style:style style:name="P7" style:family="paragraph" style:parent-style-name="Text_20_body">
      <style:text-properties fo:font-variant="normal" fo:text-transform="none" fo:color="#505050" style:font-name="Roboto Condensed" fo:font-size="12pt" fo:letter-spacing="normal" fo:font-style="normal" fo:font-weight="normal" officeooo:rsid="001abce6" officeooo:paragraph-rsid="001abce6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margin-top="0cm" fo:margin-bottom="0.688cm" loext:contextual-spacing="false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05050" style:font-name="Roboto Condensed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05050" style:font-name="Roboto Condensed" fo:font-size="12pt" fo:letter-spacing="normal" fo:font-style="normal" fo:font-weight="normal"/>
    </style:style>
    <style:style style:name="P11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2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-left="0.635cm" fo:padding-right="0cm" fo:padding-top="0.079cm" fo:padding-bottom="0.079cm" fo:border-left="0.06pt solid #90ee90" fo:border-right="none" fo:border-top="0.06pt solid #90ee90" fo:border-bottom="0.06pt solid #90ee90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505050" style:font-name="Roboto Condensed" fo:font-size="12pt" fo:letter-spacing="normal" fo:font-style="normal" fo:font-weight="normal"/>
    </style:style>
    <style:style style:name="P15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505050" style:font-name="Roboto Condensed" fo:font-size="12pt" fo:letter-spacing="normal" fo:font-style="normal" fo:font-weight="normal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505050" style:font-name="Noto Sans" fo:font-size="10.5pt" fo:letter-spacing="normal" fo:font-style="normal" fo:font-weight="normal" officeooo:rsid="001abce6" style:font-size-asian="12.25pt" style:font-weight-asian="bold" style:font-size-complex="14pt" style:font-weight-complex="bold"/>
    </style:style>
    <style:style style:name="P17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a933" style:font-name="Roboto Condensed" fo:font-size="12pt" fo:letter-spacing="normal" fo:font-style="normal" fo:font-weight="normal"/>
    </style:style>
    <style:style style:name="P18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Roboto Condensed" fo:font-size="12pt" fo:letter-spacing="normal" fo:font-style="normal" fo:font-weight="normal"/>
    </style:style>
    <style:style style:name="P19" style:family="paragraph" style:parent-style-name="Text_20_body" style:list-style-name="L5">
      <style:paragraph-properties fo:margin-top="0cm" fo:margin-bottom="0cm" loext:contextual-spacing="false" fo:padding="0cm" fo:border="none"/>
    </style:style>
    <style:style style:name="P20" style:family="paragraph" style:parent-style-name="Text_20_body" style:list-style-name="L3">
      <style:paragraph-properties fo:margin-top="0cm" fo:margin-bottom="0cm" loext:contextual-spacing="false" fo:line-height="100%" fo:text-align="center" style:justify-single-word="false" fo:orphans="2" fo:widows="2" fo:padding-left="0.635cm" fo:padding-right="0cm" fo:padding-top="0.079cm" fo:padding-bottom="0.079cm" fo:border-left="0.06pt solid #90ee90" fo:border-right="none" fo:border-top="0.06pt solid #90ee90" fo:border-bottom="0.06pt solid #90ee90"/>
      <style:text-properties fo:font-variant="normal" fo:text-transform="none" fo:color="#158466" style:font-name="Roboto Condensed" fo:font-size="12pt" fo:letter-spacing="normal" fo:font-style="normal" fo:font-weight="normal"/>
    </style:style>
    <style:style style:name="P21" style:family="paragraph" style:parent-style-name="Text_20_body" style:list-style-name="L4">
      <style:paragraph-properties fo:margin-top="0cm" fo:margin-bottom="0cm" loext:contextual-spacing="false" fo:line-height="100%" fo:text-align="center" style:justify-single-word="false" fo:padding-left="0.635cm" fo:padding-right="0cm" fo:padding-top="0.079cm" fo:padding-bottom="0.079cm" fo:border-left="0.06pt solid #90ee90" fo:border-right="none" fo:border-top="0.06pt solid #90ee90" fo:border-bottom="0.06pt solid #90ee90"/>
    </style:style>
    <style:style style:name="P22" style:family="paragraph" style:parent-style-name="Text_20_body" style:list-style-name="L6">
      <style:paragraph-properties fo:margin-top="0cm" fo:margin-bottom="0cm" loext:contextual-spacing="false" fo:line-height="100%" fo:text-align="center" style:justify-single-word="false" fo:padding-left="0.635cm" fo:padding-right="0cm" fo:padding-top="0.079cm" fo:padding-bottom="0.079cm" fo:border-left="0.06pt solid #90ee90" fo:border-right="none" fo:border-top="0.06pt solid #90ee90" fo:border-bottom="0.06pt solid #90ee90"/>
    </style:style>
    <style:style style:name="T1" style:family="text">
      <style:text-properties fo:font-size="9pt" fo:font-weight="bold" fo:background-color="#28a745" loext:char-shading-value="0" loext:padding="0cm" loext:border="none"/>
    </style:style>
    <style:style style:name="T2" style:family="text">
      <style:text-properties fo:color="#ffffff" fo:font-size="9pt" fo:font-weight="bold" fo:background-color="#28a745" loext:char-shading-value="0" loext:padding="0cm" loext:border="none"/>
    </style:style>
    <style:style style:name="T3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 AZ-104</text:p>
      <text:p text:style-name="P1"/>
      <text:p text:style-name="P6">q11 :</text:p>
      <text:p text:style-name="P6">Note: The question is included in a number of questions that depicts the identical set-up. However, every question has a distinctive result. Establish if the solution satisfies the requirements.<text:line-break/>Your company has an Azure Active Directory (Azure AD) tenant named weyland.com that is configured for hybrid coexistence with the on-premises Active<text:line-break/>Directory domain.<text:line-break/>You have a server named DirSync1 that is configured as a DirSync server.<text:line-break/>You create a new user account in the on-premise Active Directory. You now need to replicate the user information to Azure AD immediately.<text:line-break/>Solution: You restart the NetLogon service on a domain controller.<text:line-break/>Does the solution meet the goal?</text:p>
      <text:list xml:id="list3499968410" text:style-name="L1">
        <text:list-item>
          <text:p text:style-name="P9">A. Yes</text:p>
        </text:list-item>
        <text:list-item>
          <text:p text:style-name="P17">B. No</text:p>
        </text:list-item>
      </text:list>
      <text:list xml:id="list1471654419" text:style-name="L2">
        <text:list-header>
          <text:p text:style-name="P18"/>
        </text:list-header>
      </text:list>
      <text:p text:style-name="P2">If you need to manually run a sync cycle, then from PowerShell run Start-ADSyncSyncCycle -PolicyType Delta.</text:p>
      <text:p text:style-name="P2"/>
      <text:p text:style-name="P2"/>
      <text:p text:style-name="P3">Q12:i1</text:p>
      <text:p text:style-name="P7">Your company has a Microsoft Azure subscription.<text:line-break/>The company has datacenters in Los Angeles and New York.<text:line-break/>You are configuring the two datacenters as geo-clustered sites for site resiliency.<text:line-break/>You need to recommend an Azure storage redundancy option.<text:line-break/>You have the following data storage requirements:<text:line-break/>✑ Data must be stored on multiple nodes.<text:line-break/>✑ Data must be stored on nodes in separate geographic locations.<text:line-break/>✑ Data can be read from the secondary location as well as from the primary location.<text:line-break/>Which of the following Azure stored redundancy options should you recommend?</text:p>
      <text:list xml:id="list1581384980" text:style-name="L3">
        <text:list-item>
          <text:p text:style-name="P10">A. Geo-redundant storage</text:p>
        </text:list-item>
        <text:list-item>
          <text:p text:style-name="P20">B. Read-only geo-redundant storage <text:span text:style-name="T1">Most Voted</text:span></text:p>
        </text:list-item>
        <text:list-item>
          <text:p text:style-name="P15">C. Zone-redundant storage</text:p>
        </text:list-item>
        <text:list-item>
          <text:p text:style-name="P15">D. Locally redundant storage</text:p>
        </text:list-item>
      </text:list>
      <text:p text:style-name="P14"/>
      <text:p text:style-name="P14"/>
      <text:p text:style-name="P5">Question #13<text:span text:style-name="T3">Topic 1</text:span></text:p>
      <text:p text:style-name="P8">Note: The question is included in a number of questions that depicts the identical set-up. However, every question has a distinctive result. Establish if the solution satisfies the requirements.<text:line-break/>Your company has an azure subscription that includes a storage account, a resource group, a blob container and a file share.<text:line-break/>A colleague named Jon Ross makes use of a solitary Azure Resource Manager (ARM) template to deploy a virtual machine and an additional Azure Storage account.<text:line-break/><text:soft-page-break/>You want to review the ARM template that was used by Jon Ross.<text:line-break/>Solution: You access the Virtual Machine blade.<text:line-break/>Does the solution meet the goal?</text:p>
      <text:list xml:id="list3547491049" text:style-name="L4">
        <text:list-item>
          <text:p text:style-name="P11">A. Yes</text:p>
        </text:list-item>
        <text:list-item>
          <text:p text:style-name="P21">B. No <text:span text:style-name="T2">Most Voted</text:span></text:p>
        </text:list-item>
      </text:list>
      <text:p text:style-name="P16"/>
      <text:p text:style-name="P4">Question #14<text:span text:style-name="T3">Topic 1</text:span></text:p>
      <text:p text:style-name="P8">Note: The question is included in a number of questions that depicts the identical set-up. However, every question has a distinctive result. Establish if the solution satisfies the requirements.<text:line-break/>Your company has an azure subscription that includes a storage account, a resource group, a blob container and a file share.<text:line-break/>A colleague named Jon Ross makes use of a solitary Azure Resource Manager (ARM) template to deploy a virtual machine and an additional Azure Storage account.<text:line-break/>You want to review the ARM template that was used by Jon Ross.<text:line-break/>Solution: You access the Resource Group blade.<text:line-break/>Does the solution meet the goal?</text:p>
      <text:list xml:id="list1615792002" text:style-name="L5">
        <text:list-item>
          <text:p text:style-name="P13">A. Yes <text:span text:style-name="T2">Most Voted</text:span></text:p>
        </text:list-item>
        <text:list-item>
          <text:p text:style-name="P19">B. No</text:p>
        </text:list-item>
      </text:list>
      <text:p text:style-name="P3"/>
      <text:p text:style-name="P4">Question #15<text:span text:style-name="T3">Topic 1</text:span></text:p>
      <text:p text:style-name="P8">Note: The question is included in a number of questions that depicts the identical set-up. However, every question has a distinctive result. Establish if the solution satisfies the requirements.<text:line-break/>Your company has an azure subscription that includes a storage account, a resource group, a blob container and a file share.<text:line-break/>A colleague named Jon Ross makes use of a solitary Azure Resource Manager (ARM) template to deploy a virtual machine and an additional Azure Storage account.<text:line-break/>You want to review the ARM template that was used by Jon Ross.<text:line-break/>Solution: You access the Container blade.<text:line-break/>Does the solution meet the goal?</text:p>
      <text:list xml:id="list4051131037" text:style-name="L6">
        <text:list-item>
          <text:p text:style-name="P12">A. Yes</text:p>
        </text:list-item>
        <text:list-item>
          <text:p text:style-name="P22">B. No <text:span text:style-name="T2">Most Voted</text:span>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'Helvetica Neue', 'Segoe UI', Helvetica, Verdana, Arial, sans-serif"/>
    <style:font-face style:name="Roboto Condensed" svg:font-family="'Roboto Condensed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0T11:22:07.978653026</meta:creation-date>
    <dc:date>2023-11-10T12:44:33.178153302</dc:date>
    <meta:editing-duration>PT1H2M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581" meta:character-count="3490" meta:non-whitespace-character-count="2945"/>
  </office:meta>
</office:document-meta>
</file>